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3" style:family="table">
      <style:table-properties style:width="6.925in" table:align="margins" style:writing-mode="lr-tb"/>
    </style:style>
    <style:style style:name="Tabelle13.A" style:family="table-column">
      <style:table-column-properties style:column-width="2.0424in" style:rel-column-width="19331*"/>
    </style:style>
    <style:style style:name="Tabelle13.B" style:family="table-column">
      <style:table-column-properties style:column-width="4.8826in" style:rel-column-width="46204*"/>
    </style:style>
    <style:style style:name="Tabel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382in" fo:border="0.05pt solid #000000"/>
    </style:style>
    <style:style style:name="Tabelle13.A2" style:family="table-cell">
      <style:table-cell-properties fo:padding="0.0382in" fo:border-left="0.05pt solid #000000" fo:border-right="none" fo:border-top="none" fo:border-bottom="0.05pt solid #000000"/>
    </style:style>
    <style:style style:name="Tabel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hods for lectures</text:h>
      <text:p text:style-name="Standard"/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1">technique</text:p>
          </table:table-cell>
          <table:table-cell table:style-name="Tabelle13.B1" office:value-type="string">
            <text:p text:style-name="P1">description</text:p>
          </table:table-cell>
        </table:table-row>
        <table:table-row>
          <table:table-cell table:style-name="Tabelle13.A2" office:value-type="string">
            <text:p text:style-name="P2">Progress bar</text:p>
          </table:table-cell>
          <table:table-cell table:style-name="Tabelle13.B2" office:value-type="string">
            <text:p text:style-name="P2">Show how much of the lesson you have done already. E.g. the number of slides (x of y) showing a diagram, or a graphical bar.</text:p>
          </table:table-cell>
        </table:table-row>
        <table:table-row>
          <table:table-cell table:style-name="Tabelle13.A2" office:value-type="string">
            <text:p text:style-name="P2">Crack jokes</text:p>
          </table:table-cell>
          <table:table-cell table:style-name="Tabelle13.B2" office:value-type="string">
            <text:p text:style-name="P2">A good joke is an excellent way to start a presentation and create a good atmosphere.</text:p>
          </table:table-cell>
        </table:table-row>
        <table:table-row>
          <table:table-cell table:style-name="Tabelle13.A2" office:value-type="string">
            <text:p text:style-name="P2">Keep it simple</text:p>
          </table:table-cell>
          <table:table-cell table:style-name="Tabelle13.B2" office:value-type="string">
            <text:p text:style-name="P2">Remove excess material from your presentation; limit yourself to few key points all the time. </text:p>
          </table:table-cell>
        </table:table-row>
        <table:table-row>
          <table:table-cell table:style-name="Tabelle13.A2" office:value-type="string">
            <text:p text:style-name="P2">Good preparation</text:p>
          </table:table-cell>
          <table:table-cell table:style-name="Tabelle13.B2" office:value-type="string">
            <text:p text:style-name="P2">Use the “7-steps” instruction (handout). Have a learning goal. Create a lesson plan. Rehearse the first 5 minutes.</text:p>
          </table:table-cell>
        </table:table-row>
        <table:table-row>
          <table:table-cell table:style-name="Tabelle13.A2" office:value-type="string">
            <text:p text:style-name="P2">Questions &amp; connect</text:p>
          </table:table-cell>
          <table:table-cell table:style-name="Tabelle13.B2" office:value-type="string">
            <text:p text:style-name="P2">Ask students to explain 5-9 of the main concepts of your lecture, and then explain the connections between them</text:p>
          </table:table-cell>
        </table:table-row>
        <table:table-row>
          <table:table-cell table:style-name="Tabelle13.A2" office:value-type="string">
            <text:p text:style-name="P2">Teaching aids/models</text:p>
          </table:table-cell>
          <table:table-cell table:style-name="Tabelle13.B2" office:value-type="string">
            <text:p text:style-name="P2">Use 3D models or objects whereever aproppriate. A physical object always makes a stronger impression than a slide.</text:p>
          </table:table-cell>
        </table:table-row>
        <table:table-row>
          <table:table-cell table:style-name="Tabelle13.A2" office:value-type="string">
            <text:p text:style-name="P2">Flowcharts</text:p>
          </table:table-cell>
          <table:table-cell table:style-name="Tabelle13.B2" office:value-type="string">
            <text:p text:style-name="P2">Summarize your entire subject as one single diagram. Also see “concept map” in the handout.</text:p>
          </table:table-cell>
        </table:table-row>
        <table:table-row>
          <table:table-cell table:style-name="Tabelle13.A2" office:value-type="string">
            <text:p text:style-name="P2">Literature</text:p>
          </table:table-cell>
          <table:table-cell table:style-name="Tabelle13.B2" office:value-type="string">
            <text:p text:style-name="P2">Allow students to scan background information. Give them a paper and a small task assignment. Works well as an optional exercise for fast students.</text:p>
          </table:table-cell>
        </table:table-row>
        <table:table-row>
          <table:table-cell table:style-name="Tabelle13.A2" office:value-type="string">
            <text:p text:style-name="P2">Narration</text:p>
          </table:table-cell>
          <table:table-cell table:style-name="Tabelle13.B2" office:value-type="string">
            <text:p text:style-name="P2">Telling a story makes a lecture more interesting. Can be a true story, or a 'research fiction'.</text:p>
          </table:table-cell>
        </table:table-row>
        <table:table-row>
          <table:table-cell table:style-name="Tabelle13.A2" office:value-type="string">
            <text:p text:style-name="P2">Repeat</text:p>
          </table:table-cell>
          <table:table-cell table:style-name="Tabelle13.B2" office:value-type="string">
            <text:p text:style-name="P2">Always leave some time for repeating. You can do a brief oral summary, use multiple choice questions (see my blog for a video), or the 'just checking' technique. Repeat at the end, and/or at the beginning of the next lecture.</text:p>
          </table:table-cell>
        </table:table-row>
        <table:table-row>
          <table:table-cell table:style-name="Tabelle13.A2" office:value-type="string">
            <text:p text:style-name="P2">Feedback</text:p>
          </table:table-cell>
          <table:table-cell table:style-name="Tabelle13.B2" office:value-type="string">
            <text:p text:style-name="P2">Crucial for improving yourself. Can be done by an online survey, a paper questionnaire, boxes with poker chips, and many other method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8:54:46</meta:creation-date>
    <dc:date>2014-10-27T18:55:23</dc:date>
    <dc:creator>Academis </dc:creator>
    <meta:editing-duration>P0D</meta:editing-duration>
    <meta:editing-cycles>1</meta:editing-cycles>
    <meta:document-statistic meta:table-count="1" meta:image-count="0" meta:object-count="0" meta:page-count="1" meta:paragraph-count="25" meta:word-count="253" meta:character-count="1510" meta:non-whitespace-character-count="1281"/>
    <meta:generator>LibreOffice/3.5$Linux_X86_64 LibreOffice_project/350m1$Build-2</meta:generator>
  </office:meta>
</office:document-meta>
</file>